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 table:null-year="1950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Diseño y estructura pági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C4]*[.D4]" office:value-type="float" office:value="300" calcext:value-type="float">
            <text:p>3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nlac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6]*[.D6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hojas de estilo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C7]*[.D7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libreria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C8]*[.D8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scripts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]*[.D9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función título dínamico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10]*[.D10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anclaje títu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1]*[.D11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función contenido dínami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12]*[.D12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anclaje conteni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3]*[.D1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ompatibilida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14]*[.D14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tratamiento errores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5]*[.D15]" office:value-type="float" office:value="40" calcext:value-type="float">
            <text:p>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horas trabajadas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[.C18]*[.D18]" office:value-type="float" office:value="550" calcext:value-type="float">
            <text:p>5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sin IVA</text:p>
          </table:table-cell>
          <table:table-cell table:number-columns-repeated="2"/>
          <table:table-cell table:formula="of:=SUM([.E1:.E18])" office:value-type="float" office:value="1285" calcext:value-type="float">
            <text:p>1285</text:p>
          </table:table-cell>
        </table:table-row>
        <table:table-row table:style-name="ro1">
          <table:table-cell/>
          <table:table-cell office:value-type="string" calcext:value-type="string">
            <text:p>IVA</text:p>
          </table:table-cell>
          <table:table-cell/>
          <table:table-cell table:style-name="ce1" office:value-type="percentage" office:value="0.21" calcext:value-type="percentage">
            <text:p>21,00 %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GRATI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¿Qué se pretende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gina web estática con título y contenido independiente dónde el usuario puede modificarlos fácilmen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atibilidad con navegadores de escritorio y de móvil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¿Qué se consigue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ependencia: el usuario siempre tendrá la web independientemente del sitio de alojamien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calabilidad: al disponer del código se podrá añadir funcionalidad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ificación: al ser el título un txt y el contenido un pdf, el usuario puede modificarlos, teniendo continuamente una nueva we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atibilidad: se ve correctamente independientemente del navegador y dispositiv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enimiento: el usuario no necesita modificar el código para modificar el contenido, no es neceseario mantenimiento exter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6T07:39:01.177974600</meta:creation-date>
    <dc:date>2026-04-06T08:22:48.159933700</dc:date>
    <meta:editing-duration>PT22M13S</meta:editing-duration>
    <meta:editing-cycles>5</meta:editing-cycles>
    <meta:generator>LibreOffice/26.2.1.2$Windows_X86_64 LibreOffice_project/620$Build-2</meta:generator>
    <meta:document-statistic meta:table-count="1" meta:cell-count="64" meta:object-count="0"/>
  </office:meta>
</office:document-meta>
</file>